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194a4" officeooo:paragraph-rsid="001194a4"/>
    </style:style>
    <style:style style:name="P2" style:family="paragraph" style:parent-style-name="Text_20_body">
      <style:text-properties officeooo:rsid="001194a4" officeooo:paragraph-rsid="00138250"/>
    </style:style>
    <style:style style:name="P3" style:family="paragraph" style:parent-style-name="Heading_20_1">
      <style:text-properties style:text-underline-style="solid" style:text-underline-width="auto" style:text-underline-color="font-color"/>
    </style:style>
    <style:style style:name="P4" style:family="paragraph" style:parent-style-name="Heading_20_2"/>
    <style:style style:name="P5" style:family="paragraph" style:parent-style-name="Text_20_body">
      <style:text-properties style:text-underline-style="none" officeooo:rsid="0014c6af" officeooo:paragraph-rsid="0016dc7a"/>
    </style:style>
    <style:style style:name="T1" style:family="text">
      <style:text-properties officeooo:rsid="0014c6af"/>
    </style:style>
    <style:style style:name="T2" style:family="text">
      <style:text-properties officeooo:rsid="001586de"/>
    </style:style>
    <style:style style:name="T3" style:family="text">
      <style:text-properties officeooo:rsid="0016dc7a"/>
    </style:style>
    <style:style style:name="T4" style:family="text">
      <style:text-properties style:text-underline-style="none"/>
    </style:style>
    <style:style style:name="T5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span text:style-name="T1">Tercero</text:span>: <text:span text:style-name="T1">Notas</text:span></text:h>
      <text:p text:style-name="P5">Inicio<text:line-break/><text:tab/>Preguntar nota<text:line-break/><text:tab/>Si nota&lt;0<text:line-break/><text:tab/><text:tab/>Mostrar mensaje “La nota introducida no es válida”.<text:line-break/><text:tab/>Caso contrario<text:line-break/><text:tab/><text:tab/><text:span text:style-name="T3">Si nota&gt;10<text:line-break/><text:tab/><text:tab/><text:tab/>Mostrar mensaje “La nota introducida no es válida”.<text:line-break/><text:tab/><text:tab/>Caso contrario<text:line-break/><text:tab/><text:tab/><text:tab/></text:span>Si nota&lt;<text:span text:style-name="T3">3</text:span> <text:line-break/><text:tab/><text:tab/><text:tab/><text:tab/>Mostrar mensaje “La nota es Muy deficiente”.<text:line-break/><text:tab/><text:tab/><text:tab/><text:span text:style-name="T3">Caso contrario <text:line-break/><text:tab/><text:tab/><text:tab/><text:tab/></text:span>Si nota&lt;5<text:line-break/><text:tab/><text:tab/><text:tab/><text:tab/><text:tab/>Mostrar mensaje “La nota es Insuficiente”.<text:line-break/><text:tab/><text:tab/><text:tab/><text:tab/><text:span text:style-name="T3">Caso contrario<text:line-break/><text:tab/><text:tab/><text:tab/><text:tab/><text:tab/></text:span>Si nota&lt;6<text:line-break/><text:tab/><text:tab/><text:tab/><text:tab/><text:tab/><text:tab/>Mostrar mensaje “La nota es Suficiente”.<text:line-break/><text:tab/><text:tab/><text:tab/><text:tab/><text:tab/><text:span text:style-name="T3">Caso contrario<text:line-break/><text:tab/><text:tab/><text:tab/><text:tab/><text:tab/><text:tab/></text:span>Si nota&lt;7<text:line-break/><text:tab/><text:tab/><text:tab/><text:tab/><text:tab/><text:tab/><text:tab/>Mostrar mensaje “La nota es Bien”.<text:line-break/><text:tab/><text:tab/><text:tab/><text:tab/><text:tab/><text:tab/><text:span text:style-name="T3">Caso contrario<text:line-break/><text:tab/><text:tab/><text:tab/><text:tab/><text:tab/><text:tab/><text:tab/>Si nota&lt;9<text:line-break/><text:tab/><text:tab/><text:tab/><text:tab/><text:tab/><text:tab/><text:tab/><text:tab/></text:span>Mostrar mensaje “La nota es Notable”.<text:span text:style-name="T3"><text:line-break/><text:tab/><text:tab/><text:tab/><text:tab/><text:tab/><text:tab/><text:tab/>Caso contrario<text:line-break/><text:tab/><text:tab/><text:tab/><text:tab/><text:tab/><text:tab/><text:tab/><text:tab/>Mostrar mensaje “Es </text:span><text:span text:style-name="T3">Sobresaliente”.<text:line-break/><text:tab/><text:tab/><text:tab/><text:tab/><text:tab/><text:tab/><text:tab/>Fin_si</text:span><text:line-break/><text:tab/><text:tab/><text:tab/><text:tab/><text:tab/><text:tab/><text:span text:style-name="T3">Fin_si<text:line-break/><text:tab/><text:tab/><text:tab/><text:tab/><text:tab/>Fin_si</text:span><text:line-break/><text:tab/><text:tab/><text:tab/><text:tab/><text:span text:style-name="T3">Fin_si<text:line-break/><text:tab/><text:tab/><text:tab/>Fin_si<text:line-break/><text:tab/><text:tab/>Fin_si</text:span><text:line-break/><text:tab/>Fin_si<text:line-break/>Fin</text:p>
      <text:p text:style-name="P2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h text:style-name="Heading_20_2" text:outline-level="2">Tema 1: Desarrollo de Software.<text:tab/><text:tab/>Boletín 1: Pseudocódigo I</text:h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9T11:56:58.787000000</meta:creation-date>
    <dc:date>2022-10-03T10:44:50.345000000</dc:date>
    <meta:editing-duration>PT14M40S</meta:editing-duration>
    <meta:editing-cycles>4</meta:editing-cycles>
    <meta:generator>LibreOffice/7.3.6.2$Windows_X86_64 LibreOffice_project/c28ca90fd6e1a19e189fc16c05f8f8924961e12e</meta:generator>
    <meta:document-statistic meta:table-count="0" meta:image-count="0" meta:object-count="0" meta:page-count="1" meta:paragraph-count="3" meta:word-count="101" meta:character-count="794" meta:non-whitespace-character-count="565"/>
  </office:meta>
</office:document-meta>
</file>